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3.604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text-properties officeooo:paragraph-rsid="016ef887"/>
    </style:style>
    <style:style style:name="P10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10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12f9236" style:font-size-asian="5.25pt" style:font-weight-asian="normal" style:font-size-complex="6pt" style:font-weight-complex="normal"/>
    </style:style>
    <style:style style:name="T20" style:family="text">
      <style:text-properties style:font-name="Arial1" officeooo:rsid="012f9236"/>
    </style:style>
    <style:style style:name="T21" style:family="text">
      <style:text-properties style:font-name="Arial1" officeooo:rsid="00fd8749"/>
    </style:style>
    <style:style style:name="T22" style:family="text">
      <style:text-properties style:font-name-asian="Microsoft YaHei" style:font-name-complex="Mangal"/>
    </style:style>
    <style:style style:name="T23" style:family="text">
      <style:text-properties officeooo:rsid="004520e6" style:font-name-asian="Microsoft YaHei" style:font-name-complex="Mangal"/>
    </style:style>
    <style:style style:name="T24" style:family="text">
      <style:text-properties officeooo:rsid="0074a48f"/>
    </style:style>
    <style:style style:name="T25" style:family="text">
      <style:text-properties officeooo:rsid="007255bf"/>
    </style:style>
    <style:style style:name="T26" style:family="text">
      <style:text-properties officeooo:rsid="007521b0"/>
    </style:style>
    <style:style style:name="T2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officeooo:rsid="007cdda9" style:font-size-asian="6pt" style:font-size-complex="6pt"/>
    </style:style>
    <style:style style:name="T30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1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2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3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34" style:family="text">
      <style:text-properties fo:color="#000000" fo:font-size="6pt" officeooo:rsid="007cdda9" style:font-size-asian="6pt" style:font-size-complex="6pt"/>
    </style:style>
    <style:style style:name="T35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6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officeooo:rsid="007cdda9" style:font-name-asian="Microsoft YaHei" style:font-name-complex="Mangal"/>
    </style:style>
    <style:style style:name="T38" style:family="text">
      <style:text-properties fo:color="#000000" style:text-underline-style="none" fo:font-weight="bold" officeooo:rsid="007cdda9" style:font-weight-asian="bold" style:font-weight-complex="bold"/>
    </style:style>
    <style:style style:name="T39" style:family="text">
      <style:text-properties fo:color="#000000" style:text-underline-style="none" officeooo:rsid="007cdda9" style:font-size-asian="6pt"/>
    </style:style>
    <style:style style:name="T40" style:family="text">
      <style:text-properties fo:color="#000000" style:text-underline-style="none" officeooo:rsid="00ab6867" style:font-size-asian="6pt"/>
    </style:style>
    <style:style style:name="T41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2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3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size="6pt" officeooo:rsid="00ab6867" style:font-size-asian="6pt" style:font-size-complex="6pt"/>
    </style:style>
    <style:style style:name="T46" style:family="text">
      <style:text-properties fo:font-size="6pt" fo:font-weight="normal" style:font-size-asian="6pt" style:font-weight-asian="normal" style:font-size-complex="6pt" style:font-weight-complex="normal"/>
    </style:style>
    <style:style style:name="T47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8" style:family="text">
      <style:text-properties fo:font-size="6pt" fo:font-weight="normal" style:font-size-asian="5.25pt" style:font-weight-asian="normal" style:font-size-complex="6pt" style:font-weight-complex="normal"/>
    </style:style>
    <style:style style:name="T49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50" style:family="text">
      <style:text-properties fo:font-size="6pt" style:font-size-asian="5.25pt" style:font-size-complex="6pt"/>
    </style:style>
    <style:style style:name="T51" style:family="text">
      <style:text-properties fo:font-size="6pt" officeooo:rsid="00d9fb8f" style:font-size-asian="5.25pt" style:font-size-complex="6pt"/>
    </style:style>
    <style:style style:name="T52" style:family="text">
      <style:text-properties style:font-size-asian="7.84999990463257pt"/>
    </style:style>
    <style:style style:name="T53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4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5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6" style:family="text">
      <style:text-properties style:font-size-asian="8.75pt"/>
    </style:style>
    <style:style style:name="T57" style:family="text">
      <style:text-properties officeooo:rsid="01122dc7"/>
    </style:style>
    <style:style style:name="T58" style:family="text">
      <style:text-properties officeooo:rsid="007cdda9"/>
    </style:style>
    <style:style style:name="T59" style:family="text">
      <style:text-properties officeooo:rsid="00d9fb8f"/>
    </style:style>
    <style:style style:name="T60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1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><draw:line text:anchor-type="paragraph" draw:z-index="0" draw:name="Shape1" draw:style-name="gr1" draw:text-style-name="P11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3"><text:span text:style-name="T46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5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55"><text:text-input text:description="&lt;_(&quot;VAT no.&quot;)&gt;">VAT no.</text:text-input></text:span><text:span text:style-name="T60"><text:s/>/ </text:span><text:span text:style-name="T5"><text:text-input text:description="&lt;setLang(o.company_id.partner_id.lang or 'en_US')&gt;">setCompLang</text:text-input></text:span><text:span text:style-name="T55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60"><text:text-input text:description="&lt;setLang(o.partner_id.lang or 'en_US')&gt;"/></text:span><text:span text:style-name="T60">: </text:span><text:span text:style-name="T15"><text:text-input text:description="&lt;(o.partner_id.vat or '')&gt;">VAT</text:text-input></text:span><text:span text:style-name="T39"><text:text-input text:description="&lt;/if&gt;">end if</text:text-input></text:span></text:p>
              <text:p text:style-name="P50"><text:span text:style-name="T39"><text:text-input text:description="&lt;if test=&quot;not o.partner_id.is_company and o.partner_id.vat&quot;&gt;">if company and vat</text:text-input></text:span><text:span text:style-name="T41"><text:text-input text:description="&lt;_(&quot;PID&quot;)&gt;">PID</text:text-input></text:span><text:span text:style-name="T43"><text:s/>/ </text:span><text:span text:style-name="T40"><text:text-input text:description="&lt;setLang(o.company_id.partner_id.lang or 'en_US')&gt;">setCompLang</text:text-input></text:span><text:span text:style-name="T42"><text:text-input text:description="&lt;_(&quot;PID&quot;)&gt;">PID</text:text-input></text:span><text:span text:style-name="T40"><text:text-input text:description="&lt;setLang(o.partner_id.lang or 'en_US')&gt;">setPartLang</text:text-input></text:span><text:span text:style-name="T43"><text:text-input text:description="&lt;setLang(o.partner_id.lang or 'en_US')&gt;"/></text:span><text:span text:style-name="T43">: </text:span><text:span text:style-name="T36"><text:text-input text:description="&lt;(o.partner_id.vat or '')&gt;">VAT</text:text-input></text:span><text:span text:style-name="T39"><text:text-input text:description="&lt;/if&gt;">end if</text:text-input></text:span></text:p>
              <text:p text:style-name="P109"><text:span text:style-name="T61"/><text:span text:style-name="T16"><text:text-input text:description="&lt;if test=&quot;o.company_id and o.company_id.country_id and o.company_id.country_id.code == 'BA'&quot;&gt;">if company == BA</text:text-input></text:span><text:span text:style-name="T20"><text:text-input text:description="&lt;_(&quot;PDV br.:&quot;)&gt;">PDV br.:</text:text-input></text:span><text:span text:style-name="T17">:</text:span><text:span text:style-name="T18"> </text:span><text:span text:style-name="T21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3"><text:text-input text:description="&lt;company.partner_id.city&gt;">City</text:text-input>, <text:span text:style-name="T34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4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6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4"><text:span text:style-name="T33"><text:text-input text:description="&lt;/if&gt;">endtest</text:text-input></text:span><text:span text:style-name="T35"><text:s/>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25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5">/</text:span><text:span text:style-name="T29"><text:text-input text:description="&lt;setLang(o.company_id.partner_id.lang or 'en_US')&gt;">set locale</text:text-input></text:span><text:span text:style-name="T25"><text:text-input text:description="&lt; o.state in ['proforma', 'proforma2'] and _(&quot;Proforma invoice number&quot;) or _(&quot;Invoice number&quot;) &gt;">Invoice number</text:text-input></text:span><text:span text:style-name="T29"><text:text-input text:description="&lt;setLang(o.partner_id.lang or 'en_US')&gt;">set locale</text:text-input></text:span>: <text:span text:style-name="T24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2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8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2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8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5"><text:span text:style-name="T38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3"><text:text-input text:description="&lt;str(o.invoice_line._ids.index(line.id)+1)&gt;">rbr</text:text-input>.</text:p>
          </table:table-cell>
          <table:table-cell table:style-name="Table3.B3" office:value-type="string">
            <text:p text:style-name="P85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6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7"><text:text-input text:description="&lt;formatLang(line.quantity, digits=1) or ''&gt;">qty</text:text-input><text:s/><text:span text:style-name="T51"><text:text-input text:description="&lt;setLang(o.partner_id.lang or 'en_US')&gt;">setPartLang</text:text-input></text:span><text:span text:style-name="T59"><text:s/></text:span><text:span text:style-name="T59"><text:text-input text:description="&lt; (line.uom_id.name) or ''&gt;">uom2</text:text-input></text:span><text:span text:style-name="T59"><text:s/>/</text:span><text:span text:style-name="T51"><text:text-input text:description="&lt;setLang(o.company_id.partner_id.lang or 'en_US')&gt;">setCompLang</text:text-input></text:span><text:span text:style-name="T59"> </text:span><text:span text:style-name="T59"><text:text-input text:description="&lt; (line.uom_id.name) or ''&gt;">uom2</text:text-input></text:span></text:p>
          </table:table-cell>
          <table:table-cell table:style-name="Table3.B3" office:value-type="string">
            <text:p text:style-name="P84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4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37"><text:text-input text:description="&lt;setLang(o.partner_id.lang or 'en_US')&gt;">set locale</text:text-input></text:span><text:span text:style-name="T23"><text:text-input text:description="&lt;_(&quot;TOTAL&quot;)&gt;">TOTAL</text:text-input></text:span><text:span text:style-name="T23">:</text:span></text:p>
            <text:p text:style-name="P35"><text:span text:style-name="T37"><text:text-input text:description="&lt;setLang(o.company_id.partner_id.lang or 'en_US')&gt;">set locale</text:text-input></text:span><text:span text:style-name="T23"><text:text-input text:description="&lt;_(&quot;TOTAL&quot;)&gt;">TOTAL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8"><text:text-input text:description="&lt;setLang(o.partner_id.lang or 'en_US')&gt;">set locale</text:text-input></text:span><text:text-input text:description="&lt;_(&quot;Taxes&quot;)&gt;">_Taxes</text:text-input>/<text:span text:style-name="T2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8"><text:text-input text:description="&lt;setLang(o.partner_id.lang or 'en_US')&gt;">set locale</text:text-input></text:span><text:text-input text:description="&lt;_(&quot;Base amount&quot;)&gt;">_Base amount</text:text-input>/<text:span text:style-name="T2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8"><text:text-input text:description="&lt;setLang(o.partner_id.lang or 'en_US')&gt;">set locale</text:text-input></text:span><text:text-input text:description="&lt;_(&quot;Tax Amount&quot;)&gt;">_Tax Amount</text:text-input>/<text:span text:style-name="T2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73"><text:span text:style-name="T2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9"><text:text-input text:description="&lt;/for&gt;">End For line</text:text-input></text:p>
          </table:table-cell>
        </table:table-row>
      </table:table>
      <text:p text:style-name="P10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8"><text:span text:style-name="T47"><text:text-input text:description="&lt;setLang(o.partner_id.lang or 'en_US')&gt;"/></text:span><text:span text:style-name="T47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9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7"><text:text-input text:description="&lt;setLang(o.partner_id.lang or 'en_US')&gt;">setPartLang</text:text-input></text:span><text:span text:style-name="T6">:</text:span> <text:span text:style-name="T31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1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8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6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3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1"><text:text-input text:description="&lt;if test=&quot;o.date_due&quot; &gt;">if date_due</text:text-input></text:p>
            <text:p text:style-name="P31"><text:text-input text:description="&lt;_(&quot;Due date&quot;)&gt;">Due date</text:text-input><text:s/>/ <text:span text:style-name="T50"><text:text-input text:description="&lt;setLang(o.company_id.partner_id.lang or 'en_US')&gt;">setCompLang</text:text-input></text:span><text:span text:style-name="T52"><text:text-input text:description="&lt;_(&quot;Due date&quot;)&gt;">Due date</text:text-input></text:span><text:span text:style-name="T50"><text:text-input text:description="&lt;setLang(o.partner_id.lang or 'en_US')&gt;">setPartLang</text:text-input></text:span>: <text:span text:style-name="T46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6"><text:text-input text:description="&lt;/if&gt;">end_test</text:text-input></text:span></text:p>
            <text:p text:style-name="P31"><text:span text:style-name="T46"><text:text-input text:description="&lt;if test=&quot;len(o.payment_term.line_ids or '')&gt;1&quot; &gt;">test payment terms</text:text-input></text:span><text:span text:style-name="T7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30"><text:text-input text:description="&lt;/if&gt;">end test</text:text-input></text:span><text:span text:style-name="T29"><text:text-input text:description="&lt;setLang(o.company_id.partner_id.lang or 'en_US')&gt;"/></text:span><text:span text:style-name="T7"><text:text-input text:description="&lt;formatLang(o.date_due or '',date=True)&gt;"/></text:span><text:span text:style-name="T29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6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1"><text:span text:style-name="T10"><text:text-input text:description="&lt;_(&quot;Invoice date&quot;)&gt;">Invoice date</text:text-input></text:span><text:span text:style-name="T10"><text:s/>/ </text:span><text:span text:style-name="T50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4"><text:text-input text:description="&lt;setLang(o.partner_id.lang or 'en_US')&gt;">setPartLang</text:text-input></text:span><text:span text:style-name="T10">:</text:span> <text:span text:style-name="T32"><text:text-input text:description="&lt;setLang(o.company_id.partner_id.lang or 'en_US')&gt;">set locale</text:text-input></text:span><text:span text:style-name="T26"><text:text-input text:description="&lt;formatLang(o.invoicing_datetime or '',date_time=True)&gt;">invoicing_datetime</text:text-input></text:span><text:span text:style-name="T32"><text:text-input text:description="&lt;setLang(o.partner_id.lang or 'en_US')&gt;">set locale</text:text-input></text:span></text:p>
            <text:p text:style-name="P58"><text:text-input text:description="&lt;/if&gt;">end if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2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46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6"><text:text-input text:description="&lt;setLang(o.partner_id.lang or 'en_US')&gt;">setPartLang</text:text-input></text:span>:</text:p>
            <text:p text:style-name="P90"><text:span text:style-name="T44"><text:text-input text:description="&lt;if test=&quot;o.partner_bank_id.state=='iban'&quot;&gt;">if_iban</text:text-input></text:span><text:text-input text:description="&lt;_(&quot;IBAN:&quot;)&gt;">IBAN</text:text-input><text:span text:style-name="T44"><text:text-input text:description="&lt;/if&gt;">end_if</text:text-input></text:span><text:span text:style-name="T44"><text:text-input text:description="&lt;if test=&quot;o.partner_bank_id.state=='bank'&quot;&gt;">if_bank_account</text:text-input></text:span><text:text-input text:description="&lt;_('Bank account')&gt;">bank_account</text:text-input><text:span text:style-name="T44"><text:text-input text:description="&lt;/if&gt;">end_if</text:text-input></text:span><text:s/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7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5"><text:span text:style-name="T57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1"><text:span text:style-name="T11"><text:text-input text:description="&lt;_(&quot;VAT no.&quot;)&gt;">VAT no.</text:text-input></text:span><text:span text:style-name="T11"><text:s/>/ </text:span><text:span text:style-name="T45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5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1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<text:s/>/ <text:span text:style-name="T50"><text:text-input text:description="&lt;setLang(o.company_id.partner_id.lang or 'en_US')&gt;">setCompLang</text:text-input></text:span><text:span text:style-name="T50"><text:text-input text:description="&lt;setLang(o.company_id.partner_id.lang or 'en_US')&gt;"/></text:span><text:span text:style-name="T10"><text:text-input text:description="&lt; _('End user')&gt;">End user</text:text-input></text:span><text:span text:style-name="T50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53"><text:text-input text:description="&lt;_(&quot;Responsible person&quot;)&gt;">Responsible person</text:text-input></text:span><text:span text:style-name="T53"><text:s/>/ </text:span><text:span text:style-name="T3"><text:text-input text:description="&lt;setLang(o.company_id.partner_id.lang or 'en_US')&gt;">setCompLang</text:text-input></text:span><text:span text:style-name="T54"><text:text-input text:description="&lt;_(&quot;Responsible person&quot;)&gt;">Responsible person</text:text-input></text:span><text:span text:style-name="T54"><text:s/></text:span><text:span text:style-name="T3"><text:text-input text:description="&lt;setLang(o.partner_id.lang or 'en_US')&gt;">setPartLang</text:text-input></text:span></text:p>
            <text:p text:style-name="P99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8"><text:text-input text:description="&lt;company.partner_id.user_id.function or '' &gt;">function</text:text-input></text:p>
          </table:table-cell>
          <table:table-cell table:style-name="Table5.A8" office:value-type="string">
            <text:p text:style-name="P98"><text:text-input text:description="&lt;if test=&quot;company.partner_id.country_id.code in ['HR','RS']&quot; &gt;">if show fiscal data</text:text-input></text:p>
            <text:p text:style-name="P100"><text:span text:style-name="T48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8"><text:text-input text:description="&lt;setLang(o.company_id.partner_id.lang or 'en_US')&gt;">setCompLang</text:text-input></text:span><text:span text:style-name="T56"><text:text-input text:description="&lt; o.state in ['proforma', 'proforma2'] and _(&quot;Proforma invoice created&quot;) or _(&quot;Invoice created&quot;) &gt;">Invoice created</text:text-input></text:span><text:span text:style-name="T48"><text:text-input text:description="&lt;setLang(o.partner_id.lang or 'en_US')&gt;">setPartLang</text:text-input></text:span><text:span text:style-name="T48"><text:s/>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2-18T15:25:53.457381192</dc:date>
    <meta:editing-duration>P1DT23H2M7S</meta:editing-duration>
    <meta:editing-cycles>315</meta:editing-cycles>
    <meta:generator>LibreOffice/6.1.4.2$Linux_X86_64 LibreOffice_project/10$Build-2</meta:generator>
    <meta:document-statistic meta:table-count="8" meta:image-count="0" meta:object-count="0" meta:page-count="2" meta:paragraph-count="123" meta:word-count="892" meta:character-count="2789" meta:non-whitespace-character-count="2571"/>
  </office:meta>
</office:document-meta>
</file>